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9"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text-align="justify" style:justify-single-word="false"/>
    </style:style>
    <style:style style:name="P10"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1"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2"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3"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4"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margin-left="0cm" fo:margin-right="0cm" fo:text-align="justify" style:justify-single-word="false" fo:text-indent="0cm" style:auto-text-indent="false"/>
    </style:style>
    <style:style style:name="P18" style:family="paragraph" style:parent-style-name="enum" style:list-style-name="L1">
      <style:paragraph-properties fo:text-align="justify" style:justify-single-word="false"/>
    </style:style>
    <style:style style:name="P19" style:family="paragraph" style:parent-style-name="enum" style:list-style-name="L1">
      <style:paragraph-properties fo:text-align="justify" style:justify-single-word="false"/>
      <style:text-properties fo:font-style="normal" style:font-style-asian="normal" style:font-style-complex="normal"/>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text-properties fo:color="#000000" fo:font-weight="normal" style:font-weight-asian="normal" style:font-weight-complex="normal"/>
    </style:style>
    <style:style style:name="P24" style:family="paragraph" style:parent-style-name="Text_20_body" style:list-style-name="L3"/>
    <style:style style:name="P25" style:family="paragraph" style:parent-style-name="Text_20_body">
      <style:text-properties fo:language="en" fo:country="US"/>
    </style:style>
    <style:style style:name="P26" style:family="paragraph" style:parent-style-name="Text_20_body">
      <style:paragraph-properties fo:text-align="start" style:justify-single-word="false"/>
      <style:text-properties fo:language="en" fo:country="US"/>
    </style:style>
    <style:style style:name="P27" style:family="paragraph" style:parent-style-name="Text_20_body">
      <style:paragraph-properties fo:text-align="center" style:justify-single-word="false"/>
    </style:style>
    <style:style style:name="P28" style:family="paragraph" style:parent-style-name="Text_20_body">
      <style:text-properties fo:font-style="italic" style:font-style-asian="italic" style:font-style-complex="italic"/>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7">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7">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1992746564986426533" text:style-name="L1">
        <text:list-item>
          <text:p text:style-name="P18">Répondez directement dans ce document ODT avec LibreOffice. Veuillez ne pas inclure le texte en italique servant de directive.</text:p>
        </text:list-item>
        <text:list-item>
          <text:p text:style-name="P18">La correction se fait à même le rapport.</text:p>
        </text:list-item>
        <text:list-item>
          <text:p text:style-name="P18">Avant votre cinquième séance de laboratoire, vous devez faire une remise électronique en suivant les instructions suivantes:</text:p>
          <text:list>
            <text:list-item>
              <text:p text:style-name="P18">Le dossier remis doit se nommer matricule1_matricule2_tp2 et doit être compressé sous format zip.</text:p>
            </text:list-item>
            <text:list-item>
              <text:p text:style-name="P18">À la racine de ce dernier, on doit retrouver :</text:p>
              <text:list>
                <text:list-item>
                  <text:p text:style-name="P18">Ce rapport sous format ODT.</text:p>
                </text:list-item>
                <text:list-item>
                  <text:p text:style-name="P18">Un script nommé <text:span text:style-name="T1">tp.sh</text:span><text:span text:style-name="T2"> servant à exécuter les différents algorithmes du TP. L’interface du script est décrite à la fin du rapport.</text:span></text:p>
                </text:list-item>
                <text:list-item>
                  <text:p text:style-name="P18"><text:span text:style-name="T2">Un fichier texte nommé </text:span><text:span text:style-name="T1">emails.txt</text:span><text:span text:style-name="T2"> contenant le courriel de chaque membre de l’équipe</text:span></text:p>
                </text:list-item>
                <text:list-item>
                  <text:p text:style-name="P19">Le code source et les exécutables</text:p>
                </text:list-item>
              </text:list>
            </text:list-item>
          </text:list>
        </text:list-item>
        <text:list-item>
          <text:p text:style-name="P1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2">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29" svg:width="0.809cm" svg:height="0.357cm" svg:x="0cm" svg:y="0cm" svg:viewBox="0 0 810 358" draw:points="405,358 0,358 0,0 810,0 810,358"><text:p/></draw:polygon><draw:path draw:style-name="gr3" draw:text-style-name="P29"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29"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29"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29"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29" svg:width="0.691cm" svg:height="0.357cm" svg:x="0cm" svg:y="0cm" svg:viewBox="0 0 692 358" draw:points="345,358 0,358 0,0 692,0 692,358"><text:p/></draw:polygon><draw:path draw:style-name="gr3" draw:text-style-name="P29" svg:width="0.094cm" svg:height="0.293cm" svg:x="0.014cm" svg:y="0cm" svg:viewBox="0 0 95 294" svg:d="M61 0l-61 5v13c30 0 34 2 34 24v220c0 19-5 19-34 19v13c14 0 37-1 48-1 10 0 31 1 47 1v-13c-29 0-34 0-34-19z"><text:p/></draw:path><draw:path draw:style-name="gr3" draw:text-style-name="P29"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29"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29"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29" svg:width="0.809cm" svg:height="0.265cm" svg:x="0cm" svg:y="0.005cm" svg:viewBox="0 0 810 266" draw:points="405,266 0,266 0,0 810,0 810,266"><text:p/></draw:polygon><draw:path draw:style-name="gr3" draw:text-style-name="P29"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29"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29"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29"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29" svg:width="10.488cm" svg:height="0.375cm" svg:x="0cm" svg:y="0cm" svg:viewBox="0 0 10489 376" draw:points="5244,376 0,376 0,0 10489,0 10489,376"><text:p/></draw:polygon><draw:path draw:style-name="gr3" draw:text-style-name="P29"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2.29cm" svg:y="0.064cm" svg:viewBox="0 0 259 246" svg:d="M251 18c5-2 8-5 8-10 0-4-3-8-8-8-1 0-3 0-9 2l-234 112c-4 1-8 4-8 9 0 6 4 7 8 9l234 111c6 3 8 3 9 3 5 0 8-3 8-8s-3-7-8-10l-222-105z"><text:p/></draw:path><draw:path draw:style-name="gr3" draw:text-style-name="P29"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29"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29" svg:width="0.132cm" svg:height="0.265cm" svg:x="5.187cm" svg:y="0.034cm" svg:viewBox="0 0 133 266" svg:d="M66 91h60v-13h-60v-78h-11c-1 35-13 81-55 82v9h36v117c0 53 40 58 55 58 30 0 42-30 42-58v-24h-11v24c0 31-12 47-28 47-28 0-28-39-28-46z"><text:p/></draw:path><draw:path draw:style-name="gr3" draw:text-style-name="P29"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7.86cm" svg:y="0.064cm" svg:viewBox="0 0 259 246" svg:d="M251 18c5-2 8-5 8-10 0-4-3-8-8-8-1 0-3 0-9 2l-234 112c-4 1-8 4-8 9 0 6 4 7 8 9l234 111c6 3 8 3 9 3 5 0 8-3 8-8s-3-7-8-10l-222-105z"><text:p/></draw:path><draw:path draw:style-name="gr3" draw:text-style-name="P29"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29" svg:width="0.317cm" svg:height="0.287cm" svg:x="0cm" svg:y="0cm" svg:viewBox="0 0 318 288" draw:points="158,288 0,288 0,0 318,0 318,288"><text:p/></draw:polygon><draw:path draw:style-name="gr3" draw:text-style-name="P29"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0" text:outline-level="1"/>
      <text:h text:style-name="P21"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29" svg:width="3.99cm" svg:height="0.376cm" svg:x="0cm" svg:y="0.005cm" svg:viewBox="0 0 3991 377" draw:points="1995,377 0,377 0,0 3991,0 3991,377"><text:p/></draw:polygon><draw:path draw:style-name="gr3" draw:text-style-name="P29"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29"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29"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29"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29"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29"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29"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29" svg:width="0.094cm" svg:height="0.294cm" svg:x="1.661cm" svg:y="0.005cm" svg:viewBox="0 0 95 295" svg:d="M61 0l-61 5v13c30 0 34 2 34 24v221c0 19-5 19-34 19v13c14 0 37-1 48-1 10 0 31 1 47 1v-13c-29 0-34 0-34-19z"><text:p/></draw:path><draw:path draw:style-name="gr3" draw:text-style-name="P29"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29"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81cm" svg:height="0.099cm" svg:x="2.455cm" svg:y="0.143cm" svg:viewBox="0 0 282 100" svg:d="M268 17c6 0 14 0 14-9 0-8-8-8-14-8h-254c-6 0-14 0-14 8 0 9 8 9 14 9zM268 100c6 0 14 0 14-8 0-9-8-9-14-9h-254c-6 0-14 0-14 9 0 8 8 8 14 8z"><text:p/></draw:path><draw:path draw:style-name="gr3" draw:text-style-name="P29"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29"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29"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29"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29" svg:width="0.773cm" svg:height="0.421cm" svg:x="0cm" svg:y="0.001cm" svg:viewBox="0 0 774 422" draw:points="387,422 0,422 0,0 774,0 774,422"><text:p/></draw:polygon><draw:path draw:style-name="gr3" draw:text-style-name="P29"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29" svg:width="0.099cm" svg:height="0.421cm" svg:x="0.357cm" svg:y="0.001cm" svg:viewBox="0 0 100 422" svg:d="M100 419c0-1 0-3-9-10-53-53-66-133-66-198 0-73 16-146 69-199 6-6 6-6 6-7 0-4-3-5-5-5-5 0-43 29-69 83-21 47-26 93-26 128 0 34 5 84 28 132 26 53 62 79 67 79 2 0 5-1 5-3z"><text:p/></draw:path><draw:path draw:style-name="gr3" draw:text-style-name="P29"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29"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29" svg:width="0.129cm" svg:height="0.364cm" svg:x="0.017cm" svg:y="0cm" svg:viewBox="0 0 130 365" draw:points="65,365 0,365 0,0 130,0 130,365"><text:p/></draw:polygon><draw:path draw:style-name="gr3" draw:text-style-name="P29"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29" svg:width="7.787cm" svg:height="0.463cm" svg:x="0cm" svg:y="0cm" svg:viewBox="0 0 7788 464" draw:points="3894,464 0,464 0,0 7788,0 7788,464"><text:p/></draw:polygon><draw:path draw:style-name="gr3" draw:text-style-name="P29"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0.427cm" svg:y="0cm" svg:viewBox="0 0 100 422" svg:d="M100 419c0-1 0-3-9-10-53-53-66-133-66-198 0-73 16-146 69-199 6-6 6-6 6-7 0-4-3-5-5-5-5 0-43 29-69 83-21 47-26 93-26 128 0 34 5 84 28 132 26 53 62 79 67 79 2 0 5-1 5-3z"><text:p/></draw:path><draw:path draw:style-name="gr3" draw:text-style-name="P29"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29" svg:width="0.099cm" svg:height="0.421cm" svg:x="0.77cm" svg:y="0cm" svg:viewBox="0 0 100 422" svg:d="M100 211c0-32-5-84-29-132-25-51-63-79-66-79-4 0-5 1-5 5 0 1 0 1 8 9 42 42 66 110 66 197 0 73-15 148-68 201-6 4-6 6-6 7 0 2 1 3 5 3 3 0 42-28 67-81 22-47 28-94 28-130z"><text:p/></draw:path><draw:path draw:style-name="gr3" draw:text-style-name="P29" svg:width="0.281cm" svg:height="0.099cm" svg:x="1.051cm" svg:y="0.162cm" svg:viewBox="0 0 282 100" svg:d="M268 17c6 0 14 0 14-9 0-8-8-8-14-8h-254c-6 0-14 0-14 8 0 9 8 9 14 9zM268 100c6 0 14 0 14-9 0-8-8-8-14-8h-254c-6 0-14 0-14 8 0 9 8 9 14 9z"><text:p/></draw:path><draw:path draw:style-name="gr3" draw:text-style-name="P29"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29"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29"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9" svg:width="0.108cm" svg:height="0.196cm" svg:x="2.34cm" svg:y="0.183cm" svg:viewBox="0 0 109 197" svg:d="M67 8c0-8 0-8-8-8-19 19-47 19-59 19v11c7 0 26 0 43-8v151c0 9 0 13-30 13h-11v11c5 0 42-1 53-1 10 0 47 1 54 1v-11h-12c-30 0-30-4-30-13z"><text:p/></draw:path><draw:path draw:style-name="gr3" draw:text-style-name="P29"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29"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29" svg:width="0.199cm" svg:height="0.193cm" svg:x="2.891cm" svg:y="0.209cm" svg:viewBox="0 0 200 194" svg:d="M194 16c4-3 6-5 6-9 0-3-2-7-7-7 0 0-1 0-5 1l-182 88c-4 2-6 3-6 8s4 6 6 7l181 88c5 2 6 2 6 2 5 0 7-3 7-8 0-4-3-6-6-7l-170-82z"><text:p/></draw:path><draw:path draw:style-name="gr3" draw:text-style-name="P29"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34cm" svg:height="0.127cm" svg:x="3.406cm" svg:y="0.252cm" svg:viewBox="0 0 35 128" svg:d="M35 17c0-10-9-17-17-17-11 0-18 8-18 17 0 11 8 18 18 18s17-9 17-18zM35 112c0-11-9-18-17-18-11 0-18 8-18 18 0 9 8 16 18 16s17-8 17-16z"><text:p/></draw:path><draw:path draw:style-name="gr3" draw:text-style-name="P29"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3.838cm" svg:y="0.209cm" svg:viewBox="0 0 200 194" svg:d="M194 104c4-1 6-3 6-7 0-5-2-6-6-7l-181-88c-3-2-5-2-6-2-3 0-7 4-7 7 0 5 4 6 6 7l170 83-170 82c-4 2-6 3-6 7 0 5 4 8 7 8 0 0 3 0 6-2z"><text:p/></draw:path><draw:path draw:style-name="gr3" draw:text-style-name="P29"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037cm" svg:height="0.091cm" svg:x="4.367cm" svg:y="0.347cm" svg:viewBox="0 0 38 92" svg:d="M30 30c0 16-2 35-24 54-1 1-1 2-1 4s2 4 3 4c5 0 30-24 30-60 0-18-7-32-21-32-10 0-17 7-17 17 0 9 7 18 18 18 7 0 12-5 12-5z"><text:p/></draw:path><draw:path draw:style-name="gr3" draw:text-style-name="P29"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4.87cm" svg:y="0.209cm" svg:viewBox="0 0 200 194" svg:d="M194 104c4-1 6-3 6-7 0-5-2-6-6-7l-181-88c-3-2-5-2-6-2-3 0-7 4-7 7 0 5 4 6 6 7l170 83-170 82c-4 2-6 3-6 7 0 5 4 8 7 8 0 0 3 0 6-2z"><text:p/></draw:path><draw:path draw:style-name="gr3" draw:text-style-name="P29"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29"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6.091cm" svg:y="0cm" svg:viewBox="0 0 100 422" svg:d="M100 419c0-1 0-3-9-10-53-53-66-133-66-198 0-73 16-146 69-199 6-6 6-6 6-7 0-4-3-5-5-5-5 0-43 29-69 83-21 47-26 93-26 128 0 34 5 84 28 132 26 53 62 79 67 79 2 0 5-1 5-3z"><text:p/></draw:path><draw:path draw:style-name="gr3" draw:text-style-name="P29"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29" svg:width="0.099cm" svg:height="0.421cm" svg:x="6.383cm" svg:y="0cm" svg:viewBox="0 0 100 422" svg:d="M100 211c0-32-5-84-29-132-25-51-63-79-66-79-4 0-5 1-5 5 0 1 0 1 8 9 42 42 66 110 66 197 0 73-15 148-68 201-6 4-6 6-6 7 0 2 1 3 5 3 3 0 42-28 67-81 22-47 28-94 28-130z"><text:p/></draw:path><draw:path draw:style-name="gr3" draw:text-style-name="P29"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29" svg:width="0.281cm" svg:height="0.281cm" svg:x="6.851cm" svg:y="0.072cm" svg:viewBox="0 0 282 282" svg:d="M150 150h118c6 0 14 0 14-8 0-10-8-10-14-10h-118v-118c0-6 0-14-8-14-10 0-10 8-10 14v118h-118c-6 0-14 0-14 10 0 8 8 8 14 8h118v118c0 6 0 14 10 14 8 0 8-8 8-14z"><text:p/></draw:path><draw:path draw:style-name="gr3" draw:text-style-name="P29"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29"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29" svg:width="0.234cm" svg:height="0.18cm" svg:x="0cm" svg:y="0.005cm" svg:viewBox="0 0 235 181" draw:points="117,181 0,181 0,0 235,0 235,181"><text:p/></draw:polygon><draw:path draw:style-name="gr3" draw:text-style-name="P29"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29" svg:width="3.016cm" svg:height="0.436cm" svg:x="0cm" svg:y="0.001cm" svg:viewBox="0 0 3017 437" draw:points="1508,437 0,437 0,0 3017,0 3017,437"><text:p/></draw:polygon><draw:path draw:style-name="gr3" draw:text-style-name="P29"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29"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29"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29" svg:width="0.108cm" svg:height="0.195cm" svg:x="0.817cm" svg:y="0.183cm" svg:viewBox="0 0 109 196" svg:d="M67 8c0-8 0-8-8-8-19 19-47 19-59 19v11c7 0 26 0 43-8v150c0 10 0 14-30 14h-11v10c5 0 42-1 53-1 10 0 47 1 54 1v-10h-12c-30 0-30-4-30-14z"><text:p/></draw:path><draw:path draw:style-name="gr3" draw:text-style-name="P29"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29"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29"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29"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29"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29"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29" svg:width="0.099cm" svg:height="0.42cm" svg:x="2.532cm" svg:y="0.001cm" svg:viewBox="0 0 100 421" svg:d="M100 418c0-1 0-3-9-10-53-52-66-133-66-197 0-73 16-146 69-199 6-6 6-6 6-7 0-4-3-5-5-5-5 0-43 29-69 83-21 46-26 93-26 128 0 33 5 83 28 131 26 53 62 79 67 79 2 0 5-1 5-3z"><text:p/></draw:path><draw:path draw:style-name="gr3" draw:text-style-name="P29"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29"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0"><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29" svg:width="0.984cm" svg:height="0.421cm" svg:x="0cm" svg:y="0.001cm" svg:viewBox="0 0 985 422" draw:points="493,422 0,422 0,0 985,0 985,422"><text:p/></draw:polygon><draw:polygon draw:style-name="gr3" draw:text-style-name="P29" svg:width="0.058cm" svg:height="0.421cm" svg:x="0.049cm" svg:y="0.001cm" svg:viewBox="0 0 59 422" draw:points="59,422 59,406 17,406 17,17 59,17 59,0 0,0 0,422"><text:p/></draw:polygon><draw:path draw:style-name="gr3" draw:text-style-name="P29" svg:width="0.181cm" svg:height="0.294cm" svg:x="0.14cm" svg:y="0.027cm" svg:viewBox="0 0 182 295" svg:d="M179 29c3-6 3-6 3-16h-103c-51 0-53-5-54-13h-11l-14 88h11c1-8 5-34 11-39 2-3 36-3 40-3h89c-5 7-38 54-48 67-38 57-53 116-53 159 0 4 0 23 21 23 19 0 19-19 19-23v-21c0-23 1-47 5-70 1-9 7-45 26-72z"><text:p/></draw:path><draw:path draw:style-name="gr3" draw:text-style-name="P29" svg:width="0.049cm" svg:height="0.126cm" svg:x="0.365cm" svg:y="0.272cm" svg:viewBox="0 0 50 127" svg:d="M50 44c0-26-10-44-27-44-16 0-23 12-23 23s7 23 23 23c7 0 12-4 17-6v-2c1 0 1 0 1 6 0 28-12 54-31 74-3 2-3 3-3 4 0 4 3 5 4 5 6 0 39-33 39-83z"><text:p/></draw:path><draw:path draw:style-name="gr3" draw:text-style-name="P29" svg:width="0.139cm" svg:height="0.281cm" svg:x="0.482cm" svg:y="0.034cm" svg:viewBox="0 0 140 282" svg:d="M88 11c0-10 0-11-10-11-26 28-65 28-78 28v13c8 0 34 0 55-12v219c0 16-1 21-39 21h-14v13c16-1 52-1 70-1 17 0 54 0 68 1v-13h-13c-38 0-39-5-39-21z"><text:p/></draw:path><draw:path draw:style-name="gr3" draw:text-style-name="P29"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29"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0" text:outline-level="1"/>
      <text:h text:style-name="P21"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9"/>
      <text:p text:style-name="P11">#!/bin/bash</text:p>
      <text:p text:style-name="P11">for n in {100,500,1000,5000,10000,50000,100000}; do</text:p>
      <text:p text:style-name="P11"><text:s text:c="4"/>for i in {1..10}; do</text:p>
      <text:p text:style-name="P11"><text:s text:c="8"/># Génération d'une permutation de 1 à 3n</text:p>
      <text:p text:style-name="P11"><text:s text:c="8"/>shuf -i 1-$((3*$n)) | </text:p>
      <text:p text:style-name="P11"><text:s text:c="8"/># Regroupement par bloc de 3</text:p>
      <text:p text:style-name="P11"><text:s text:c="8"/>awk 'BEGIN {i=0} {printf $1; if (++i%3==0) printf "\n"; <text:s/>else printf " "}' |</text:p>
      <text:p text:style-name="P11"><text:tab/># On génère trois orientations différentes</text:p>
      <text:p text:style-name="P11"><text:s text:c="8"/>awk '{</text:p>
      <text:p text:style-name="P11"><text:tab/><text:tab/>printf $1; if ($2 &lt; $3) print " "$2" "$3; else print " "$3" "$2;</text:p>
      <text:p text:style-name="P11"><text:tab/><text:tab/>printf $2; if ($1 &lt; $3) print " "$1" "$3; else print " "$3" "$1;</text:p>
      <text:p text:style-name="P11"><text:tab/><text:tab/>printf $3; if ($1 &lt; $2) print " "$1" "$2; else print " "$2" "$1;</text:p>
      <text:p text:style-name="P11"><text:tab/>}' &gt; b${n}_${i}.txt</text:p>
      <text:p text:style-name="P11"><text:s text:c="4"/>done</text:p>
      <text:p text:style-name="P11">done</text:p>
      <text:p text:style-name="P11"/>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1" text:outline-level="1">Présentation des résultats</text:h>
      <table:table table:name="Table1" table:style-name="Table1">
        <table:table-column table:style-name="Table1.A"/>
        <table:table-column table:style-name="Table1.B"/>
        <table:table-row>
          <table:table-cell table:style-name="Table1.A1" office:value-type="string">
            <text:p text:style-name="P6">0</text:p>
          </table:table-cell>
          <table:table-cell table:style-name="Table1.B1" office:value-type="string">
            <text:p text:style-name="P6"><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4"/>
        <table:table-row>
          <table:table-cell table:style-name="ResultatMoyen.A1" office:value-type="string">
            <text:p text:style-name="P16">algo</text:p>
          </table:table-cell>
          <table:table-cell table:style-name="ResultatMoyen.A1" office:value-type="string">
            <text:p text:style-name="P16">document</text:p>
          </table:table-cell>
          <table:table-cell table:style-name="ResultatMoyen.A1" office:value-type="string">
            <text:p text:style-name="P16">hauteur</text:p>
          </table:table-cell>
          <table:table-cell table:style-name="ResultatMoyen.D1" office:value-type="string">
            <text:p text:style-name="P16">temps(ms)</text:p>
          </table:table-cell>
        </table:table-row>
        <table:table-row>
          <table:table-cell table:style-name="ResultatMoyen.A2" office:value-type="string">
            <text:p text:style-name="P16">tabou</text:p>
          </table:table-cell>
          <table:table-cell table:style-name="ResultatMoyen.B2" office:value-type="float" office:value="100">
            <text:p text:style-name="P16">100</text:p>
          </table:table-cell>
          <table:table-cell table:style-name="ResultatMoyen.B2" office:value-type="float" office:value="597.24">
            <text:p text:style-name="P16">597.24</text:p>
          </table:table-cell>
          <table:table-cell table:style-name="ResultatMoyen.D2" office:value-type="float" office:value="1.152794">
            <text:p text:style-name="P17">1.15</text:p>
          </table:table-cell>
        </table:table-row>
        <table:table-row>
          <table:table-cell table:style-name="ResultatMoyen.A2" office:value-type="string">
            <text:p text:style-name="P16"/>
          </table:table-cell>
          <table:table-cell table:style-name="ResultatMoyen.B2" office:value-type="float" office:value="500">
            <text:p text:style-name="P16">500</text:p>
          </table:table-cell>
          <table:table-cell table:style-name="ResultatMoyen.B2" office:value-type="float" office:value="3453.2">
            <text:p text:style-name="P16">3453.2</text:p>
          </table:table-cell>
          <table:table-cell table:style-name="ResultatMoyen.D2" office:value-type="float" office:value="11.17248">
            <text:p text:style-name="P16">11.17</text:p>
          </table:table-cell>
        </table:table-row>
        <table:table-row>
          <table:table-cell table:style-name="ResultatMoyen.A2" office:value-type="string">
            <text:p text:style-name="P16"/>
          </table:table-cell>
          <table:table-cell table:style-name="ResultatMoyen.B2" office:value-type="float" office:value="1000">
            <text:p text:style-name="P16">1000</text:p>
          </table:table-cell>
          <table:table-cell table:style-name="ResultatMoyen.B2" office:value-type="float" office:value="8988.77">
            <text:p text:style-name="P16">8988.77</text:p>
          </table:table-cell>
          <table:table-cell table:style-name="ResultatMoyen.D2" office:value-type="float" office:value="14.6905">
            <text:p text:style-name="P16">14.69</text:p>
          </table:table-cell>
        </table:table-row>
        <table:table-row>
          <table:table-cell table:style-name="ResultatMoyen.A2" office:value-type="string">
            <text:p text:style-name="P16"/>
          </table:table-cell>
          <table:table-cell table:style-name="ResultatMoyen.B2" office:value-type="float" office:value="5000">
            <text:p text:style-name="P16">5000</text:p>
          </table:table-cell>
          <table:table-cell table:style-name="ResultatMoyen.B2" office:value-type="float" office:value="48520.84">
            <text:p text:style-name="P16">48520.84</text:p>
          </table:table-cell>
          <table:table-cell table:style-name="ResultatMoyen.D2" office:value-type="float" office:value="59.94432">
            <text:p text:style-name="P16">59.94</text:p>
          </table:table-cell>
        </table:table-row>
        <table:table-row>
          <table:table-cell table:style-name="ResultatMoyen.A2" office:value-type="string">
            <text:p text:style-name="P16"/>
          </table:table-cell>
          <table:table-cell table:style-name="ResultatMoyen.B2" office:value-type="float" office:value="10000">
            <text:p text:style-name="P16">10000</text:p>
          </table:table-cell>
          <table:table-cell table:style-name="ResultatMoyen.B2" office:value-type="float" office:value="107452.5">
            <text:p text:style-name="P16">107452.5</text:p>
          </table:table-cell>
          <table:table-cell table:style-name="ResultatMoyen.D2" office:value-type="float" office:value="97.58991">
            <text:p text:style-name="P16">97.59</text:p>
          </table:table-cell>
        </table:table-row>
        <table:table-row>
          <table:table-cell table:style-name="ResultatMoyen.A2" office:value-type="string">
            <text:p text:style-name="P16"/>
          </table:table-cell>
          <table:table-cell table:style-name="ResultatMoyen.B2" office:value-type="float" office:value="50000">
            <text:p text:style-name="P16">50000</text:p>
          </table:table-cell>
          <table:table-cell table:style-name="ResultatMoyen.B2" office:value-type="float" office:value="562676.2">
            <text:p text:style-name="P16">562676.2</text:p>
          </table:table-cell>
          <table:table-cell table:style-name="ResultatMoyen.D2" office:value-type="float" office:value="59.94432">
            <text:p text:style-name="P16">59.94</text:p>
          </table:table-cell>
        </table:table-row>
        <table:table-row>
          <table:table-cell table:style-name="ResultatMoyen.A2" office:value-type="string">
            <text:p text:style-name="P16"/>
          </table:table-cell>
          <table:table-cell table:style-name="ResultatMoyen.B2" office:value-type="float" office:value="100000">
            <text:p text:style-name="P16">100000</text:p>
          </table:table-cell>
          <table:table-cell table:style-name="ResultatMoyen.B2" office:value-type="float" office:value="1019610">
            <text:p text:style-name="P16">1019610</text:p>
          </table:table-cell>
          <table:table-cell table:style-name="ResultatMoyen.D2" office:value-type="float" office:value="954.4856">
            <text:p text:style-name="P16">954.49</text:p>
          </table:table-cell>
        </table:table-row>
        <table:table-row>
          <table:table-cell table:style-name="ResultatMoyen.A2" office:value-type="string">
            <text:p text:style-name="P16">dynamique</text:p>
          </table:table-cell>
          <table:table-cell table:style-name="ResultatMoyen.B2" office:value-type="float" office:value="100">
            <text:p text:style-name="P16">1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500">
            <text:p text:style-name="P16">5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1000">
            <text:p text:style-name="P16">10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5000">
            <text:p text:style-name="P16">50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10000">
            <text:p text:style-name="P16">100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50000">
            <text:p text:style-name="P16">500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
          </table:table-cell>
          <table:table-cell table:style-name="ResultatMoyen.B2" office:value-type="float" office:value="100000">
            <text:p text:style-name="P16">100000</text:p>
          </table:table-cell>
          <table:table-cell table:style-name="ResultatMoyen.A2" office:value-type="string">
            <text:p text:style-name="P16"/>
          </table:table-cell>
          <table:table-cell table:style-name="ResultatMoyen.D9" office:value-type="string">
            <text:p text:style-name="P16"/>
          </table:table-cell>
        </table:table-row>
        <table:table-row>
          <table:table-cell table:style-name="ResultatMoyen.A2" office:value-type="string">
            <text:p text:style-name="P16">vorace</text:p>
          </table:table-cell>
          <table:table-cell table:style-name="ResultatMoyen.B2" office:value-type="float" office:value="100">
            <text:p text:style-name="P16">100</text:p>
          </table:table-cell>
          <table:table-cell table:style-name="ResultatMoyen.B2" office:value-type="float" office:value="308.1">
            <text:p text:style-name="P16">308.1</text:p>
          </table:table-cell>
          <table:table-cell table:style-name="ResultatMoyen.D2" office:value-type="float" office:value="0.616148">
            <text:p text:style-name="P16">0.62</text:p>
          </table:table-cell>
        </table:table-row>
        <table:table-row>
          <table:table-cell table:style-name="ResultatMoyen.A2" office:value-type="string">
            <text:p text:style-name="P16"/>
          </table:table-cell>
          <table:table-cell table:style-name="ResultatMoyen.B2" office:value-type="float" office:value="500">
            <text:p text:style-name="P16">500</text:p>
          </table:table-cell>
          <table:table-cell table:style-name="ResultatMoyen.B2" office:value-type="float" office:value="1942.18">
            <text:p text:style-name="P16">1942.18</text:p>
          </table:table-cell>
          <table:table-cell table:style-name="ResultatMoyen.D2" office:value-type="float" office:value="3.549521">
            <text:p text:style-name="P16">3.55</text:p>
          </table:table-cell>
        </table:table-row>
        <table:table-row>
          <table:table-cell table:style-name="ResultatMoyen.A2" office:value-type="string">
            <text:p text:style-name="P16"/>
          </table:table-cell>
          <table:table-cell table:style-name="ResultatMoyen.B2" office:value-type="float" office:value="1000">
            <text:p text:style-name="P16">1000</text:p>
          </table:table-cell>
          <table:table-cell table:style-name="ResultatMoyen.B2" office:value-type="float" office:value="4818.54">
            <text:p text:style-name="P16">4818.54</text:p>
          </table:table-cell>
          <table:table-cell table:style-name="ResultatMoyen.D2" office:value-type="float" office:value="7.626514">
            <text:p text:style-name="P16">7.63</text:p>
          </table:table-cell>
        </table:table-row>
        <table:table-row>
          <table:table-cell table:style-name="ResultatMoyen.A2" office:value-type="string">
            <text:p text:style-name="P16"/>
          </table:table-cell>
          <table:table-cell table:style-name="ResultatMoyen.B2" office:value-type="float" office:value="5000">
            <text:p text:style-name="P16">5000</text:p>
          </table:table-cell>
          <table:table-cell table:style-name="ResultatMoyen.B2" office:value-type="float" office:value="31070.94">
            <text:p text:style-name="P16">31070.94</text:p>
          </table:table-cell>
          <table:table-cell table:style-name="ResultatMoyen.D2" office:value-type="float" office:value="46.92659">
            <text:p text:style-name="P16">46.93</text:p>
          </table:table-cell>
        </table:table-row>
        <table:table-row>
          <table:table-cell table:style-name="ResultatMoyen.A2" office:value-type="string">
            <text:p text:style-name="P16"/>
          </table:table-cell>
          <table:table-cell table:style-name="ResultatMoyen.B2" office:value-type="float" office:value="10000">
            <text:p text:style-name="P16">10000</text:p>
          </table:table-cell>
          <table:table-cell table:style-name="ResultatMoyen.B2" office:value-type="float" office:value="68669.39">
            <text:p text:style-name="P16">68669.39</text:p>
          </table:table-cell>
          <table:table-cell table:style-name="ResultatMoyen.D2" office:value-type="float" office:value="132.6601">
            <text:p text:style-name="P16">132.66</text:p>
          </table:table-cell>
        </table:table-row>
        <table:table-row>
          <table:table-cell table:style-name="ResultatMoyen.A2" office:value-type="string">
            <text:p text:style-name="P16"/>
          </table:table-cell>
          <table:table-cell table:style-name="ResultatMoyen.B2" office:value-type="float" office:value="50000">
            <text:p text:style-name="P16">50000</text:p>
          </table:table-cell>
          <table:table-cell table:style-name="ResultatMoyen.B2" office:value-type="float" office:value="414086.5">
            <text:p text:style-name="P16">414086.5</text:p>
          </table:table-cell>
          <table:table-cell table:style-name="ResultatMoyen.D2" office:value-type="float" office:value="1876.124">
            <text:p text:style-name="P16">1876.12</text:p>
          </table:table-cell>
        </table:table-row>
        <table:table-row>
          <table:table-cell table:style-name="ResultatMoyen.A2" office:value-type="string">
            <text:p text:style-name="P16"/>
          </table:table-cell>
          <table:table-cell table:style-name="ResultatMoyen.B2" office:value-type="float" office:value="100000">
            <text:p text:style-name="P16">100000</text:p>
          </table:table-cell>
          <table:table-cell table:style-name="ResultatMoyen.B2" office:value-type="float" office:value="806549.1">
            <text:p text:style-name="P16">806549.1</text:p>
          </table:table-cell>
          <table:table-cell table:style-name="ResultatMoyen.D2" office:value-type="float" office:value="6856.597">
            <text:p text:style-name="P16">6856.6</text:p>
          </table:table-cell>
        </table:table-row>
      </table:table>
      <text:p text:style-name="P5"/>
      <text:h text:style-name="Heading_20_3" text:outline-level="3">Graphs pour analyse hybride</text:h>
      <text:p text:style-name="Text_20_body"><text:tab/><text:span text:style-name="T1">Voir questions plus bas.</text:span></text:p>
      <text:h text:style-name="P21" text:outline-level="1">Analyse et discussion</text:h>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6"><text:s/>/ 6 pt</text:p>
          </table:table-cell>
        </table:table-row>
      </table:table>
      <text:h text:style-name="Heading_20_3" text:outline-level="3">Tentez une analyse asymptotique du temps de calcul pour chaque algorithme.</text:h>
      <text:p text:style-name="P25">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25"><text:span text:style-name="T2">Tabou: </text:span></text:p>
      <text:p text:style-name="P25"><text:span text:style-name="T2">Dynamique:</text:span></text:p>
      <text:p text:style-name="P8"><text:tab/>Si vous préférez écrire vos équations en Latex, vous pouvez ajouter un pdf à la remise avec la réponse à cette question et le mentionner ici.</text:p>
      <text:h text:style-name="Heading_20_3" text:outline-level="3">Servez-vous de vos temps d'exécution pour confirmer et/ou préciser l'analyse asymptotique théorique de vos algorithmes avec la méthode hybride de votre choix.</text:h>
      <text:p text:style-name="P26"><draw:frame draw:style-name="fr1"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27"><draw:frame draw:style-name="fr1" draw:name="images2" text:anchor-type="paragraph" svg:width="10.733cm" svg:height="6.415cm" draw:z-index="13"><draw:image xlink:href="Pictures/200000C5000029ED00001910BC76EE42.svm" xlink:type="simple" xlink:show="embed" xlink:actuate="onLoad"/></draw:frame><text:soft-page-break/></text:p>
      <text:p text:style-name="P8"><text:tab/></text:p>
      <text:p text:style-name="P8"/>
      <text:p text:style-name="P8">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25">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25"><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25"><text:span text:style-name="T3">//espace memoire</text:span></text:p>
      <text:p text:style-name="Text_20_body"/>
      <text:h text:style-name="Heading_20_3" text:outline-level="3">Indiquez sous quelles conditions vous utiliseriez chaque algorithmes.</text:h>
      <text:p text:style-name="P8">Le premi<text:span text:style-name="T3">èrement, il faut savoir que les algorithmes n'apporteront pas la meilleure solution à tout coup. La réponse trouvée par ces algorithmes est approximative et ne fait que tendre à la vers la réponse </text:span><text:soft-page-break/><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1"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6">0</text:p>
          </table:table-cell>
          <table:table-cell table:style-name="Table5.B1" office:value-type="string">
            <text:p text:style-name="P6"><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6">0</text:p>
          </table:table-cell>
          <table:table-cell table:style-name="Table7.B1" office:value-type="string">
            <text:p text:style-name="P6"><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6"><text:s/>/ 1 pt</text:p>
          </table:table-cell>
        </table:table-row>
      </table:table>
      <text:p text:style-name="Text_20_body"/>
      <text:list xml:id="list4926469538354779867" text:style-name="L2">
        <text:list-item>
          <text:p text:style-name="P23">Concision</text:p>
        </text:list-item>
        <text:list-item>
          <text:p text:style-name="P23">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6">0</text:p>
          </table:table-cell>
        </table:table-row>
      </table:table>
      <text:p text:style-name="Text_20_body"/>
      <text:list xml:id="list4835176296434223517" text:style-name="L3">
        <text:list-item>
          <text:p text:style-name="P24">-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2T19:27:01.77</dc:date>
    <meta:editing-duration>PT8H41M</meta:editing-duration>
    <meta:editing-cycles>67</meta:editing-cycles>
    <meta:generator>OpenOffice/4.1.5$Win32 OpenOffice.org_project/415m1$Build-9789</meta:generator>
    <dc:creator>Marc Ther</dc:creator>
    <meta:document-statistic meta:table-count="8" meta:image-count="2" meta:object-count="0" meta:page-count="9" meta:paragraph-count="161" meta:word-count="1699" meta:character-count="10493"/>
  </office:meta>
</office:document-meta>
</file>